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Liberation Serif" fo:font-size="15pt" fo:language="zxx" fo:country="none" officeooo:rsid="0004b3e2" officeooo:paragraph-rsid="0004b3e2" style:font-size-asian="15pt" style:language-asian="zxx" style:country-asian="none" style:font-size-complex="15pt" style:language-complex="zxx" style:country-complex="none"/>
    </style:style>
    <style:style style:name="T1" style:family="text">
      <style:text-properties officeooo:rsid="0005a0f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API:<text:tab/>là một tập các quy tắc và cơ thế mà theo đó, một ứng dụng hay một thành phần sẽ tương tác với một ứng dụng hay thanh phần khác , API có thể trả về data mà ta cần cho ứng dụng của mình ở những kiểu data phổ biến như JSON <text:span text:style-name="T1">hay</text:span> XML</text:p>
      <text:p text:style-name="P1"/>
      <text:p text:style-name="P1">- RESTFULL API : <text:s/>là môt tiêu chuẩn dùng trong việc thiết kế các thiết kế api cho các ứng dụng web để quản lý các resource, RESTFULL là một trong những thiết kế api đc sử dụng phổ biến nhất</text:p>
      <text:p text:style-name="P1"/>
      <text:p text:style-name="P1">- Resource : là tài nguyên , và quản lý tài nguyên chính là nhiệm vụ quan trọng và chiếm phần lớn thời gian trong việc phát triển web</text:p>
      <text:p text:style-name="P1"><text:tab/>+ quản lý 1 resource gồm 4 tác vụ chính :</text:p>
      <text:p text:style-name="P1"><text:tab/><text:tab/>. them 1 resource (ta dùng post)</text:p>
      <text:p text:style-name="P1"><text:tab/><text:tab/>. lấy thông tin 1 rosurce (t dùng get)</text:p>
      <text:p text:style-name="P1"><text:tab/><text:tab/>. cập nhật 1 resource (dùng put hay patch)</text:p>
      <text:p text:style-name="P1"><text:tab/><text:tab/>. xóa 1 resource ( dùng delete)</text:p>
      <text:p text:style-name="P1"/>
      <text:p text:style-name="P1">- ưu điểm khi viết API theo rest <text:s/>:</text:p>
      <text:p text:style-name="P1"><text:tab/>+ tối ưu hơn 2 phương thức soap và wsdl </text:p>
      <text:p text:style-name="P1"><text:tab/>+ rõ ràng về url (REST URL đại diện cho resource xác định chứ không phải hành động)</text:p>
      <text:p text:style-name="P1"><text:tab/>+ trả về nhiều định dạng khác nhau như : html, xaml,....</text:p>
      <text:p text:style-name="P1"><text:tab/>+ code ngắn gọn dễ hiểu</text:p>
      <text:p text:style-name="P1"><text:tab/>+ hiệu suất tốt, tin cật, dễ phát triển </text:p>
      <text:p text:style-name="P1"/>
      <text:p text:style-name="P1">- 5 rằng buộc của restfullAPI : </text:p>
      <text:p text:style-name="P1"><text:s/><text:tab/>+client-server : hoat động theo mô hình client-server, nhằm đơn giản hóa việc thực hiện các thành phần , giảm phức tạp của ngữ nghĩa kết nôi, nâng cao hiệu quả của việc điều chỉnh hiệu năng, tăng khả năng mở rộng của máy chủ </text:p>
      <text:p text:style-name="P1"><text:tab/>+stateless : hiểu đơn giản là server là client không lưu trạng thái của nhau , với mỗi request được gửi đi đều phải được đóng gói đầy đủ thông tin để server có thể nhận và hiểu được, giúp hệ thống dễ phát triển, bảo trì, mở rộng</text:p>
      <text:p text:style-name="P1"><text:tab/>+khả năng caching : các response có thể lấy cache, bằng cách cache các response, server giản tải việc xử lý request, client cũng nhận được thông tin nhanh hơn .</text:p>
      <text:p text:style-name="P1"><text:tab/>+chuẩn hóa interface : nhằm đơn giản hóa và tach biệt kiến trc , cho phép từng phần phát triển độc lập.</text:p>
      <text:p text:style-name="P1"><text:tab/>+phân lớp hệ thống : giản mức độ phức tạp của hệ thống , giúp các thành phần tách biệt nhau từ đó dễ mở rộng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23T09:52:32.497480022</dc:date>
    <meta:editing-duration>PT5M5S</meta:editing-duration>
    <meta:editing-cycles>3</meta:editing-cycles>
    <meta:generator>LibreOffice/5.1.6.2$Linux_X86_64 LibreOffice_project/10m0$Build-2</meta:generator>
    <meta:document-statistic meta:table-count="0" meta:image-count="0" meta:object-count="0" meta:page-count="1" meta:paragraph-count="20" meta:word-count="414" meta:character-count="1894" meta:non-whitespace-character-count="1473"/>
  </office:meta>
</office:document-meta>
</file>